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5-09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5-06-0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5-03-04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4-12-0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4-12-0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4-08-07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4-03-1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3-10-2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3-07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3-04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3-01-1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2-10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2-08-1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2-05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2-01-1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1-11-1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1-08-1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1-04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0-11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20-01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9-10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9-07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9-04-22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8-11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8-04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8-03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7-12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7-09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7-08-0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7-05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6-12-0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6-08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6-04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6-03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5-10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5-07-0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5-05-1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5-03-1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4-10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4-07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4-05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4-02-0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3-11-1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3-07-3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3-04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3-01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2-10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2-07-0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2-04-1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2-01-1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1-11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1-08-0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1-04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1-02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0-11-0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0-07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0-04-1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10-02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9-10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9-07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9-04-2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9-02-1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8-10-0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8-07-1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8-04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8-01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7-10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7-08-2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7-06-2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7-03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6-12-1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6-09-29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6-06-0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6-01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5-10-21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5-07-26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5-05-23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5-02-0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4-1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4-07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4-04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4-02-1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3-10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3-07-2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3-05-0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3-01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2-10-2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2-07-2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2-05-1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2-02-0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1-10-2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1-07-23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1-04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1-01-1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0-10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0-08-14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0-06-3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200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16077274701</text:p>
          </table:table-cell>
          <table:table-cell office:value-type="string" calcext:value-type="string">
            <text:p>51M 11</text:p>
          </table:table-cell>
          <table:table-cell office:value-type="string" calcext:value-type="string">
            <text:p>197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